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5.88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556cm"/>
    </style:style>
    <style:style style:name="co11" style:family="table-column">
      <style:table-column-properties fo:break-before="auto" style:column-width="3.233cm"/>
    </style:style>
    <style:style style:name="co13" style:family="table-column">
      <style:table-column-properties fo:break-before="auto" style:column-width="5.085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6600"/>
    </style:style>
    <style:style style:name="ce45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ff3333"/>
    </style:style>
    <style:style style:name="ce56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5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1" table:default-cell-style-name="ce55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ce55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4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4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8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0"/>
          <table:table-cell table:style-name="ce74" table:number-columns-repeated="3"/>
          <table:table-cell table:style-name="ce52" table:number-columns-repeated="3"/>
          <table:table-cell/>
          <table:table-cell table:style-name="ce74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'/S'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style-name="ce52"/>
          <table:table-cell table:number-columns-repeated="9"/>
          <table:table-cell table:style-name="ce58"/>
          <table:table-cell table:number-columns-repeated="7"/>
          <table:table-cell table:style-name="ce58" office:value-type="string" calcext:value-type="string">
            <text:p>enabled-reg 64</text:p>
          </table:table-cell>
          <table:table-cell table:style-name="ce52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6" office:value-type="string" calcext:value-type="string">
            <text:p>'/S' AppData</text:p>
          </table:table-cell>
          <table:table-cell office:value-type="string" calcext:value-type="string">
            <text:p>change version number</text:p>
          </table:table-cell>
          <table:table-cell table:style-name="ce52" office:value-type="string" calcext:value-type="string">
            <text:p>Installer exe</text:p>
          </table:table-cell>
          <table:table-cell table:style-name="ce52" office:value-type="string" calcext:value-type="string">
            <text:p>appdata</text:p>
          </table:table-cell>
          <table:table-cell table:style-name="ce53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3"/>
          <table:table-cell table:number-columns-repeated="2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style-name="ce52" table:number-columns-repeated="2"/>
          <table:table-cell table:style-name="ce58" office:value-type="string" calcext:value-type="string">
            <text:p>enabled-reg 86</text:p>
          </table:table-cell>
          <table:table-cell table:style-name="ce52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41"/>
          <table:table-cell table:style-name="ce47" office:value-type="string" calcext:value-type="string">
            <text:p>zip webFile</text:p>
          </table:table-cell>
          <table:table-cell/>
          <table:table-cell table:style-name="ce52" office:value-type="string" calcext:value-type="string">
            <text:p>file zip</text:p>
          </table:table-cell>
          <table:table-cell table:number-columns-repeated="10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8"/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2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2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style-name="ce70"/>
          <table:table-cell table:number-columns-repeated="3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style-name="ce52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41"/>
          <table:table-cell table:number-columns-repeated="13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cr</text:p>
          </table:table-cell>
          <table:table-cell table:style-name="ce19"/>
          <table:table-cell table:style-name="ce52" office:value-type="string" calcext:value-type="string">
            <text:p>file zip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2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2"/>
          <table:table-cell table:style-name="ce26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41"/>
          <table:table-cell table:style-name="ce48" office:value-type="string" calcext:value-type="string">
            <text:p>'/VERYSILENT...'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style-name="ce52"/>
          <table:table-cell table:number-columns-repeated="9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64</text:p>
          </table:table-cell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cr</text:p>
          </table:table-cell>
          <table:table-cell table:style-name="ce19"/>
          <table:table-cell table:style-name="ce52" office:value-type="string" calcext:value-type="string">
            <text:p>file zip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2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6"/>
          <table:table-cell table:style-name="ce58"/>
          <table:table-cell table:style-name="ce60" office:value-type="float" office:value="20140625" calcext:value-type="float">
            <text:p>20140625</text:p>
          </table:table-cell>
          <table:table-cell table:style-name="ce72"/>
          <table:table-cell/>
          <table:table-cell table:style-name="ce63"/>
          <table:table-cell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17"/>
          <table:table-cell table:style-name="ce61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6"/>
          <table:table-cell table:style-name="ce58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17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number-columns-repeated="13"/>
          <table:table-cell table:style-name="ce58"/>
          <table:table-cell table:number-columns-repeated="5"/>
          <table:table-cell table:style-name="ce52" table:number-columns-repeated="2"/>
          <table:table-cell table:style-name="ce58" office:value-type="string" calcext:value-type="string">
            <text:p>enabled-reg 64</text:p>
          </table:table-cell>
          <table:table-cell table:style-name="ce52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number-columns-repeated="13"/>
          <table:table-cell table:style-name="ce58"/>
          <table:table-cell table:number-columns-repeated="5"/>
          <table:table-cell table:style-name="ce52" table:number-columns-repeated="2"/>
          <table:table-cell table:style-name="ce58" office:value-type="string" calcext:value-type="string">
            <text:p>enabled-reg 64</text:p>
          </table:table-cell>
          <table:table-cell table:style-name="ce52" office:value-type="string" calcext:value-type="string">
            <text:p>2v</text:p>
          </table:table-cell>
          <table:table-cell table:style-name="ce84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3"/>
          <table:table-cell table:number-columns-repeated="15"/>
          <table:table-cell table:style-name="ce58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2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5"/>
          <table:table-cell table:style-name="ce47" office:value-type="string" calcext:value-type="string">
            <text:p>like acr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'/S /L=$LCID' regAdd</text:p>
          </table:table-cell>
          <table:table-cell/>
          <table:table-cell table:style-name="ce52" office:value-type="string" calcext:value-type="string">
            <text:p>Installer exe</text:p>
          </table:table-cell>
          <table:table-cell table:number-columns-repeated="10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-cv 86</text:p>
          </table:table-cell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1"/>
          <table:table-cell table:number-columns-repeated="4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 +-</text:p>
          </table:table-cell>
          <table:table-cell table:number-columns-repeated="12"/>
          <table:table-cell table:style-name="ce58"/>
          <table:table-cell/>
          <table:table-cell table:style-name="ce72"/>
          <table:table-cell table:number-columns-repeated="3"/>
          <table:table-cell table:style-name="ce52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75" table:number-columns-repeated="2"/>
          <table:table-cell table:style-name="ce58" office:value-type="string" calcext:value-type="string">
            <text:p>enabled-reg-cv 64</text:p>
          </table:table-cell>
          <table:table-cell table:style-name="ce52"/>
          <table:table-cell table:number-columns-repeated="229"/>
        </table:table-row>
        <table:table-row table:style-name="ro3">
          <table:table-cell table:style-name="ce20" office:value-type="string" calcext:value-type="string">
            <text:p>colorconso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cr</text:p>
          </table:table-cell>
          <table:table-cell table:number-columns-repeated="18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ombofi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50" office:value-type="string" calcext:value-type="string">
            <text:p>like winlockless</text:p>
          </table:table-cell>
          <table:table-cell table:number-columns-repeated="18"/>
          <table:table-cell table:number-columns-repeated="2" table:style-name="ce52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pu-z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 +-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6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S</text:p>
          </table:table-cell>
          <table:table-cell table:style-name="ce82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17"/>
          <table:table-cell table:style-name="ce63"/>
          <table:table-cell/>
          <table:table-cell table:style-name="ce72"/>
          <table:table-cell table:number-columns-repeated="2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6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slo.ru</text:p>
          </table:table-cell>
          <table:table-cell table:style-name="ce52"/>
          <table:table-cell table:style-name="ce52" office:value-type="string" calcext:value-type="string">
            <text:p>3u</text:p>
          </table:table-cell>
          <table:table-cell table:style-name="ce71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6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instalki.p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17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3S</text:p>
          </table:table-cell>
          <table:table-cell table:style-name="ce71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desur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4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onic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6"/>
          <table:table-cell table:style-name="ce58"/>
          <table:table-cell table:number-columns-repeated="5"/>
          <table:table-cell table:style-name="ce52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6"/>
          <table:table-cell table:style-name="ce58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2" office:value-type="string" calcext:value-type="string">
            <text:p>MANUAL</text:p>
          </table:table-cell>
          <table:table-cell table:style-name="ce52" office:value-type="string" calcext:value-type="string">
            <text:p>OWNCLOUD</text:p>
          </table:table-cell>
          <table:table-cell table:style-name="ce52"/>
          <table:table-cell table:style-name="ce52" office:value-type="string" calcext:value-type="string">
            <text:p>O</text:p>
          </table:table-cell>
          <table:table-cell table:style-name="ce52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driver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style-name="ce91" table:number-columns-repeated="2"/>
          <table:table-cell table:number-columns-repeated="225"/>
        </table:table-row>
        <table:table-row table:style-name="ro3">
          <table:table-cell table:style-name="ce20" office:value-type="string" calcext:value-type="string">
            <text:p>drivergeniu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6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17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17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emu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5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number-columns-repeated="13"/>
          <table:table-cell table:style-name="ce59"/>
          <table:table-cell table:number-columns-repeated="4"/>
          <table:table-cell table:style-name="ce52"/>
          <table:table-cell table:style-name="ce75"/>
          <table:table-cell table:style-name="ce52"/>
          <table:table-cell table:style-name="ce80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6"/>
          <table:table-cell table:style-name="ce58"/>
          <table:table-cell table:number-columns-repeated="5"/>
          <table:table-cell table:style-name="ce52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17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17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1" table:number-columns-repeated="2"/>
          <table:table-cell/>
          <table:table-cell table:style-name="ce63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game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6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tv</text:p>
          </table:table-cell>
          <table:table-cell table:style-name="ce6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an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nymotio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It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58"/>
          <table:table-cell table:number-columns-repeated="5"/>
          <table:table-cell table:style-name="ce75" office:value-type="string" calcext:value-type="string">
            <text:p>instalki.p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disabled</text:p>
          </table:table-cell>
          <table:table-cell table:style-name="ce52" office:value-type="string" calcext:value-type="string">
            <text:p>1a</text:p>
          </table:table-cell>
          <table:table-cell table:style-name="ce84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 +-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/>
          <table:table-cell table:style-name="ce21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4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2S</text:p>
          </table:table-cell>
          <table:table-cell table:style-name="ce85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1"/>
          <table:table-cell/>
          <table:table-cell table:style-name="ce9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6"/>
          <table:table-cell table:style-name="ce65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ireboo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5" office:value-type="string" calcext:value-type="string">
            <text:p>like 360ts</text:p>
          </table:table-cell>
          <table:table-cell table:number-columns-repeated="13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2"/>
          <table:table-cell table:style-name="ce75"/>
          <table:table-cell table:style-name="ce77"/>
          <table:table-cell table:style-name="ce80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5"/>
          <table:table-cell table:style-name="ce73"/>
          <table:table-cell table:number-columns-repeated="2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style-name="ce33"/>
          <table:table-cell table:number-columns-repeated="17"/>
          <table:table-cell table:style-name="ce72"/>
          <table:table-cell table:number-columns-repeated="3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50" office:value-type="string" calcext:value-type="string">
            <text:p>like winlockles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style-name="ce33"/>
          <table:table-cell table:number-columns-repeated="16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9" office:value-type="string" calcext:value-type="string">
            <text:p>enabled-fv 64</text:p>
          </table:table-cell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style-name="ce33"/>
          <table:table-cell table:number-columns-repeated="15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style-name="ce33"/>
          <table:table-cell table:number-columns-repeated="16"/>
          <table:table-cell table:style-name="ce61" office:value-type="float" office:value="20140709" calcext:value-type="float">
            <text:p>20140709</text:p>
          </table:table-cell>
          <table:table-cell table:number-columns-repeated="4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style-name="ce38" office:value-type="string" calcext:value-type="string">
            <text:p>AutoHotKey</text:p>
          </table:table-cell>
          <table:table-cell table:number-columns-repeated="10"/>
          <table:table-cell table:style-name="ce57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techspot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style-name="ce38" office:value-type="string" calcext:value-type="string">
            <text:p>AutoHotKey</text:p>
          </table:table-cell>
          <table:table-cell table:number-columns-repeated="10"/>
          <table:table-cell table:style-name="ce57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techspot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style-name="ce38" office:value-type="string" calcext:value-type="string">
            <text:p>AutoHotKey</text:p>
          </table:table-cell>
          <table:table-cell table:number-columns-repeated="10"/>
          <table:table-cell table:style-name="ce57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techspot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style-name="ce38" office:value-type="string" calcext:value-type="string">
            <text:p>AutoHotKey</text:p>
          </table:table-cell>
          <table:table-cell table:number-columns-repeated="10"/>
          <table:table-cell table:style-name="ce57" office:value-type="string" calcext:value-type="string">
            <text:p>ADWARE</text:p>
          </table:table-cell>
          <table:table-cell table:number-columns-repeated="4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techspot</text:p>
          </table:table-cell>
          <table:table-cell table:style-name="ce52"/>
          <table:table-cell table:style-name="ce52" office:value-type="string" calcext:value-type="string">
            <text:p>1vr</text:p>
          </table:table-cell>
          <table:table-cell table:style-name="ce85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comss.ru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52" office:value-type="string" calcext:value-type="string">
            <text:p>comss.ru</text:p>
          </table:table-cell>
          <table:table-cell table:style-name="ce52"/>
          <table:table-cell table:style-name="ce52" office:value-type="string" calcext:value-type="string">
            <text:p>1vrs</text:p>
          </table:table-cell>
          <table:table-cell table:style-name="ce82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20" office:value-type="string" calcext:value-type="string">
            <text:p>ligh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littleregistry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lftool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malwarebyt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 office:value-type="string" calcext:value-type="string">
            <text:p>1vg</text:p>
          </table:table-cell>
          <table:table-cell table:style-name="ce85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7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style-name="ce33"/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20" office:value-type="string" calcext:value-type="string">
            <text:p>midori-brows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minetes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cr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mousecontroll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cr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1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m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5">
          <table:table-cell table:style-name="ce20" office:value-type="string" calcext:value-type="string">
            <text:p>mro-laun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</text:p>
          </table:table-cell>
          <table:table-cell table:number-columns-repeated="12"/>
          <table:table-cell table:style-name="ce58"/>
          <table:table-cell table:number-columns-repeated="5"/>
          <table:table-cell table:style-name="ce52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free</text:p>
          </table:table-cell>
          <table:table-cell table:style-name="ce37" office:value-type="string" calcext:value-type="string">
            <text:p>notSilent</text:p>
          </table:table-cell>
          <table:table-cell table:number-columns-repeated="2"/>
          <table:table-cell table:style-name="Default"/>
          <table:table-cell table:number-columns-repeated="12"/>
          <table:table-cell table:style-name="ce58"/>
          <table:table-cell table:number-columns-repeated="5"/>
          <table:table-cell table:style-name="ce75" table:number-columns-repeated="2"/>
          <table:table-cell table:style-name="ce52" table:number-columns-repeated="2"/>
          <table:table-cell table:style-name="ce71"/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opswatsecurityscor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msi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otterbrows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 +-</text:p>
          </table:table-cell>
          <table:table-cell table:number-columns-repeated="3"/>
          <table:table-cell table:style-name="ce53" office:value-type="string" calcext:value-type="string">
            <text:p>BETA - TREAT AS STABLE</text:p>
          </table:table-cell>
          <table:table-cell table:number-columns-repeated="9"/>
          <table:table-cell table:style-name="ce59" office:value-type="float" office:value="20140501" calcext:value-type="float">
            <text:p>20140501</text:p>
          </table:table-cell>
          <table:table-cell/>
          <table:table-cell table:style-name="ce73"/>
          <table:table-cell table:number-columns-repeated="2"/>
          <table:table-cell table:style-name="ce57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s</text:p>
          </table:table-cell>
          <table:table-cell table:style-name="ce6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 +-</text:p>
          </table:table-cell>
          <table:table-cell table:number-columns-repeated="5"/>
          <table:table-cell table:style-name="ce56"/>
          <table:table-cell table:number-columns-repeated="4"/>
          <table:table-cell table:style-name="ce57" office:value-type="string" calcext:value-type="string">
            <text:p>ERROR UNINSTALLING</text:p>
          </table:table-cell>
          <table:table-cell table:style-name="ce56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1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partitionwizar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41" office:value-type="string" calcext:value-type="string">
            <text:p>enabled-reg-cn 64</text:p>
          </table:table-cell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iratebrows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ESPECIAL 2</text:p>
          </table:table-cell>
          <table:table-cell table:number-columns-repeated="13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1v4</text:p>
          </table:table-cell>
          <table:table-cell table:style-name="ce87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-------</text:p>
          </table:table-cell>
          <table:table-cell table:number-columns-repeated="3"/>
          <table:table-cell table:style-name="ce53" office:value-type="string" calcext:value-type="string">
            <text:p>BETA - TREAT AS STABLE</text:p>
          </table:table-cell>
          <table:table-cell table:number-columns-repeated="9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1" calcext:value-type="float">
            <text:p>11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style-name="ce37" office:value-type="string" calcext:value-type="string">
            <text:p>notSilent</text:p>
          </table:table-cell>
          <table:table-cell table:number-columns-repeated="12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5" office:value-type="string" calcext:value-type="string">
            <text:p>OFFICIAL</text:p>
          </table:table-cell>
          <table:table-cell table:style-name="ce52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style-name="ce37" office:value-type="string" calcext:value-type="string">
            <text:p>notSilent</text:p>
          </table:table-cell>
          <table:table-cell table:number-columns-repeated="12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</text:p>
          </table:table-cell>
          <table:table-cell table:style-name="ce6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revouninstaller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 +-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rmprepusb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ESPECIAL 1</text:p>
          </table:table-cell>
          <table:table-cell table:number-columns-repeated="12"/>
          <table:table-cell table:style-name="ce58"/>
          <table:table-cell/>
          <table:table-cell table:style-name="ce72"/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1v3</text:p>
          </table:table-cell>
          <table:table-cell table:style-name="ce88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1"/>
          <table:table-cell/>
          <table:table-cell table:style-name="ce72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89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imple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martft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msi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dva</text:p>
          </table:table-cell>
          <table:table-cell table:style-name="ce6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20" office:value-type="string" calcext:value-type="string">
            <text:p>softwareinform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52" office:value-type="string" calcext:value-type="string">
            <text:p>softwareinformer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"/>
          <table:table-cell table:style-name="ce91"/>
          <table:table-cell/>
          <table:table-cell table:style-name="ce9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style-name="ce39"/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umo</text:p>
          </table:table-cell>
          <table:table-cell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86</text:p>
          </table:table-cell>
          <table:table-cell table:style-name="ce52" office:value-type="string" calcext:value-type="string">
            <text:p>11v1</text:p>
          </table:table-cell>
          <table:table-cell table:style-name="ce90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1"/>
          <table:table-cell/>
          <table:table-cell table:style-name="ce96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7" office:value-type="string" calcext:value-type="string">
            <text:p>notSilent</text:p>
          </table:table-cell>
          <table:table-cell table:number-columns-repeated="16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58" office:value-type="string" calcext:value-type="string">
            <text:p>disabled</text:p>
          </table:table-cell>
          <table:table-cell table:style-name="ce52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techspot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majorgeeks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tartmenurevi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5" office:value-type="string" calcext:value-type="string">
            <text:p>like 360ts +-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me4popcor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</text:p>
          </table:table-cell>
          <table:table-cell office:value-type="string" calcext:value-type="string">
            <text:p>careful manual version number</text:p>
          </table:table-cell>
          <table:table-cell table:number-columns-repeated="2"/>
          <table:table-cell table:style-name="ce53" office:value-type="string" calcext:value-type="string">
            <text:p>BETA - TREAT AS STABLE</text:p>
          </table:table-cell>
          <table:table-cell table:number-columns-repeated="9"/>
          <table:table-cell table:style-name="ce59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82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51" office:value-type="string" calcext:value-type="string">
            <text:p>'/VERYSILENT...' AppData</text:p>
          </table:table-cell>
          <table:table-cell table:number-columns-repeated="15"/>
          <table:table-cell table:style-name="ce73"/>
          <table:table-cell table:number-columns-repeated="2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</text:p>
          </table:table-cell>
          <table:table-cell table:number-columns-repeated="13"/>
          <table:table-cell table:style-name="ce70" office:value-type="float" office:value="20140422" calcext:value-type="float">
            <text:p>20140422</text:p>
          </table:table-cell>
          <table:table-cell table:number-columns-repeated="4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50" office:value-type="string" calcext:value-type="string">
            <text:p>like winlockles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2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52" office:value-type="string" calcext:value-type="string">
            <text:p>filehippo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7" office:value-type="string" calcext:value-type="string">
            <text:p>notSilent</text:p>
          </table:table-cell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2" office:value-type="string" calcext:value-type="string">
            <text:p>testing to integrate in automatic</text:p>
          </table:table-cell>
          <table:table-cell table:number-columns-repeated="2"/>
          <table:table-cell table:style-name="ce61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3" calcext:value-type="float">
            <text:p>3</text:p>
          </table:table-cell>
          <table:table-cell table:style-name="ce71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5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2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50" office:value-type="string" calcext:value-type="string">
            <text:p>like winlockless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6"/>
          <table:table-cell table:style-name="ce58"/>
          <table:table-cell table:number-columns-repeated="5"/>
          <table:table-cell table:style-name="ce52"/>
          <table:table-cell table:style-name="ce75"/>
          <table:table-cell table:style-name="ce52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6"/>
          <table:table-cell table:style-name="ce58"/>
          <table:table-cell table:number-columns-repeated="5"/>
          <table:table-cell table:style-name="ce52"/>
          <table:table-cell table:style-name="ce75"/>
          <table:table-cell table:style-name="ce52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6"/>
          <table:table-cell table:style-name="ce58"/>
          <table:table-cell table:number-columns-repeated="5"/>
          <table:table-cell table:style-name="ce52"/>
          <table:table-cell table:style-name="ce75"/>
          <table:table-cell table:style-name="ce52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style-name="ce52" office:value-type="string" calcext:value-type="string">
            <text:p>softwareinformer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4"/>
          <table:table-cell table:style-name="ce9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v</text:p>
          </table:table-cell>
          <table:table-cell table:style-name="ce83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2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58"/>
          <table:table-cell table:number-columns-repeated="5"/>
          <table:table-cell table:style-name="ce75" office:value-type="string" calcext:value-type="string">
            <text:p>OFFICIAL</text:p>
          </table:table-cell>
          <table:table-cell table:style-name="ce75" office:value-type="string" calcext:value-type="string">
            <text:p>owncloud</text:p>
          </table:table-cell>
          <table:table-cell table:style-name="ce77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7" office:value-type="string" calcext:value-type="string">
            <text:p>like acr +-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81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7" office:value-type="string" calcext:value-type="string">
            <text:p>notSilent</text:p>
          </table:table-cell>
          <table:table-cell table:number-columns-repeated="16"/>
          <table:table-cell table:style-name="ce59" office:value-type="float" office:value="20140501" calcext:value-type="float">
            <text:p>20140501</text:p>
          </table:table-cell>
          <table:table-cell table:number-columns-repeated="4"/>
          <table:table-cell table:style-name="ce52" office:value-type="string" calcext:value-type="string">
            <text:p>MANUAL</text:p>
          </table:table-cell>
          <table:table-cell table:style-name="ce75" office:value-type="string" calcext:value-type="string">
            <text:p>OFFICIAL</text:p>
          </table:table-cell>
          <table:table-cell table:style-name="ce52"/>
          <table:table-cell table:style-name="ce80" office:value-type="string" calcext:value-type="string">
            <text:p>M</text:p>
          </table:table-cell>
          <table:table-cell table:style-name="ce80" office:value-type="string" calcext:value-type="string">
            <text:p>MANUAL</text:p>
          </table:table-cell>
          <table:table-cell table:number-columns-repeated="4"/>
          <table:table-cell table:style-name="ce92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1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6"/>
          <table:table-cell table:number-columns-repeated="4"/>
          <table:table-cell table:style-name="ce57" office:value-type="string" calcext:value-type="string">
            <text:p>ERROR UNINSTALLING</text:p>
          </table:table-cell>
          <table:table-cell table:style-name="ce56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0" office:value-type="string" calcext:value-type="string">
            <text:p>win-youtube-dl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cr</text:p>
          </table:table-cell>
          <table:table-cell table:number-columns-repeated="12"/>
          <table:table-cell table:style-name="ce58"/>
          <table:table-cell table:number-columns-repeated="5"/>
          <table:table-cell table:style-name="ce52" table:number-columns-repeated="2"/>
          <table:table-cell table:style-name="ce77"/>
          <table:table-cell table:style-name="ce52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50" office:value-type="string" calcext:value-type="string">
            <text:p>webFile</text:p>
          </table:table-cell>
          <table:table-cell table:number-columns-repeated="12"/>
          <table:table-cell table:style-name="ce58"/>
          <table:table-cell table:number-columns-repeated="5"/>
          <table:table-cell table:style-name="ce52" office:value-type="string" calcext:value-type="string">
            <text:p>infospyware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f</text:p>
          </table:table-cell>
          <table:table-cell table:style-name="ce6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style-name="ce39"/>
          <table:table-cell table:number-columns-repeated="16"/>
          <table:table-cell table:style-name="ce71" office:value-type="float" office:value="20140615" calcext:value-type="float">
            <text:p>20140615</text:p>
          </table:table-cell>
          <table:table-cell table:number-columns-repeated="4"/>
          <table:table-cell table:style-name="ce52" office:value-type="string" calcext:value-type="string">
            <text:p>softpedia</text:p>
          </table:table-cell>
          <table:table-cell table:style-name="ce75" office:value-type="string" calcext:value-type="string">
            <text:p>OFFICIAL</text:p>
          </table:table-cell>
          <table:table-cell table:style-name="ce41" office:value-type="string" calcext:value-type="string">
            <text:p>enabled-reg-cn 86</text:p>
          </table:table-cell>
          <table:table-cell table:style-name="ce52" office:value-type="string" calcext:value-type="string">
            <text:p>1vs</text:p>
          </table:table-cell>
          <table:table-cell table:style-name="ce83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wincontig</text:p>
          </table:table-cell>
          <table:table-cell/>
          <table:table-cell table:style-name="ce52" office:value-type="string" calcext:value-type="string">
            <text:p>file zip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77"/>
          <table:table-cell table:style-name="ce52" office:value-type="string" calcext:value-type="string">
            <text:p>11v2</text:p>
          </table:table-cell>
          <table:table-cell table:style-name="ce86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5"/>
          <table:table-cell table:style-name="ce58"/>
          <table:table-cell table:number-columns-repeated="5"/>
          <table:table-cell table:number-columns-repeated="2" table:style-name="ce75" office:value-type="string" calcext:value-type="string">
            <text:p>OFFICIAL</text:p>
          </table:table-cell>
          <table:table-cell table:style-name="ce58" office:value-type="string" calcext:value-type="string">
            <text:p>enabled-reg 64</text:p>
          </table:table-cell>
          <table:table-cell table:style-name="ce52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HotKey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2" office:value-type="string" calcext:value-type="string">
            <text:p>Installer exe</text:p>
          </table:table-cell>
          <table:table-cell table:style-name="ce52"/>
          <table:table-cell table:number-columns-repeated="9"/>
          <table:table-cell table:style-name="ce58"/>
          <table:table-cell table:number-columns-repeated="5"/>
          <table:table-cell table:style-name="ce52" office:value-type="string" calcext:value-type="string">
            <text:p>softwarerating</text:p>
          </table:table-cell>
          <table:table-cell table:style-name="ce75" office:value-type="string" calcext:value-type="string">
            <text:p>OFFICIAL</text:p>
          </table:table-cell>
          <table:table-cell table:style-name="ce77"/>
          <table:table-cell table:style-name="ce52" office:value-type="float" office:value="1" calcext:value-type="float">
            <text:p>1</text:p>
          </table:table-cell>
          <table:table-cell table:style-name="ce82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2"/>
          <table:table-cell table:style-name="ce52"/>
          <table:table-cell table:number-columns-repeated="2"/>
          <table:table-cell table:style-name="ce52"/>
          <table:table-cell table:number-columns-repeated="229"/>
        </table:table-row>
        <table:table-row table:style-name="ro5" table:number-rows-repeated="2">
          <table:table-cell table:number-columns-repeated="23"/>
          <table:table-cell table:style-name="ce52" table:number-columns-repeated="4"/>
          <table:table-cell table:number-columns-repeated="229"/>
        </table:table-row>
        <table:table-row table:style-name="ro5">
          <table:table-cell/>
          <table:table-cell table:formula="of:=SUM([.B3:.B168])" office:value-type="float" office:value="84" calcext:value-type="float">
            <text:p>84</text:p>
          </table:table-cell>
          <table:table-cell table:formula="of:=SUM([.C3:.C168])" office:value-type="float" office:value="2" calcext:value-type="float">
            <text:p>2</text:p>
          </table:table-cell>
          <table:table-cell table:number-columns-repeated="20"/>
          <table:table-cell table:style-name="ce52" table:number-columns-repeated="4"/>
          <table:table-cell table:number-columns-repeated="229"/>
        </table:table-row>
        <table:table-row table:style-name="ro5" table:number-rows-repeated="2">
          <table:table-cell table:number-columns-repeated="23"/>
          <table:table-cell table:style-name="ce52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1"/>
          <table:table-cell table:style-name="ce52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1"/>
          <table:table-cell table:style-name="ce52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1"/>
          <table:table-cell table:style-name="ce52"/>
          <table:table-cell table:number-columns-repeated="2"/>
          <table:table-cell table:style-name="ce52"/>
          <table:table-cell table:number-columns-repeated="229"/>
        </table:table-row>
        <table:table-row table:style-name="ro5" table:number-rows-repeated="51">
          <table:table-cell table:number-columns-repeated="23"/>
          <table:table-cell table:style-name="ce52"/>
          <table:table-cell table:number-columns-repeated="2"/>
          <table:table-cell table:style-name="ce52"/>
          <table:table-cell table:number-columns-repeated="229"/>
        </table:table-row>
        <table:table-row table:style-name="ro5">
          <table:table-cell table:number-columns-repeated="23"/>
          <table:table-cell table:style-name="ce52" table:number-columns-repeated="4"/>
          <table:table-cell table:number-columns-repeated="229"/>
        </table:table-row>
        <table:table-row table:style-name="ro5">
          <table:table-cell table:number-columns-repeated="23"/>
          <table:table-cell table:style-name="ce52"/>
          <table:table-cell table:number-columns-repeated="2"/>
          <table:table-cell table:style-name="ce52"/>
          <table:table-cell table:number-columns-repeated="229"/>
        </table:table-row>
        <table:table-row table:style-name="ro5" table:number-rows-repeated="11">
          <table:table-cell table:number-columns-repeated="23"/>
          <table:table-cell table:style-name="ce52" table:number-columns-repeated="4"/>
          <table:table-cell table:number-columns-repeated="229"/>
        </table:table-row>
        <table:table-row table:style-name="ro5" table:number-rows-repeated="2">
          <table:table-cell table:number-columns-repeated="23"/>
          <table:table-cell table:style-name="ce52"/>
          <table:table-cell table:number-columns-repeated="2"/>
          <table:table-cell table:style-name="ce52"/>
          <table:table-cell table:number-columns-repeated="229"/>
        </table:table-row>
        <table:table-row table:style-name="ro5" table:number-rows-repeated="39">
          <table:table-cell table:number-columns-repeated="23"/>
          <table:table-cell table:style-name="ce52" table:number-columns-repeated="4"/>
          <table:table-cell table:number-columns-repeated="229"/>
        </table:table-row>
        <table:table-row table:style-name="ro5" table:number-rows-repeated="104829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0:08:15.66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21:15:15.384000000</dc:date>
    <meta:editing-duration>PT20H44M29S</meta:editing-duration>
    <meta:editing-cycles>196</meta:editing-cycles>
    <meta:generator>LibreOffice/4.3.4.1$Windows_x86 LibreOffice_project/bc356b2f991740509f321d70e4512a6a54c5f243</meta:generator>
    <meta:document-statistic meta:table-count="2" meta:cell-count="1270" meta:object-count="0"/>
  </office:meta>
</office:document-meta>
</file>